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e17" officeooo:paragraph-rsid="00095e17"/>
    </style:style>
    <style:style style:name="P2" style:family="paragraph" style:parent-style-name="Standard">
      <style:text-properties fo:font-size="14pt" fo:font-weight="bold" officeooo:rsid="00095e17" officeooo:paragraph-rsid="00095e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5e17" officeooo:paragraph-rsid="00095e1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font-weight="normal" officeooo:rsid="00095e17" officeooo:paragraph-rsid="00095e17" style:font-size-asian="10.5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product/women-polyester-ann-taylor-blue-short-sleeve-blouse/73190895?sizing_id=750,755,756,765,774,791,799</text:p>
      <text:p text:style-name="Standard">/product/women-polyester-max-studio-purple-sleeveless-blouse/75205276?sizing_id=750,755,756,765,774,791,799</text:p>
      <text:p text:style-name="Standard">/product/women-polyester-ann-taylor-loft-gray-long-sleeve-blouse/75182502?sizing_id=750,755,756,765,774,791,799</text:p>
      <text:p text:style-name="Standard">/product/women-polyester-london-style-gray-casual-dress/74500791?sizing_id=750,755,756,765,774,791,799</text:p>
      <text:p text:style-name="Standard">/product/women-polyester-ann-taylor-loft-black-dress-pants/75215421?sizing_id=750,755,756,765,774,791,799</text:p>
      <text:p text:style-name="Standard">/product/women-ann-taylor-loft-black-casual-pants/68215095?sizing_id=750,755,756,765,774,791,799</text:p>
      <text:p text:style-name="Standard">/product/women-ann-taylor-loft-black-khakis/68289222?sizing_id=750,755,756,765,774,791,799</text:p>
      <text:p text:style-name="Standard">/product/women-cotton-ann-taylor-loft-black-cords/68282135?sizing_id=750,755,756,765,774,791,799</text:p>
      <text:p text:style-name="Standard">/product/women-cotton-ann-taylor-loft-blue-casual-pants/68333843?sizing_id=750,755,756,765,774,791,799</text:p>
      <text:p text:style-name="Standard">/product/women-cotton-tommy-hilfiger-blue-pullover-sweater/68757686?sizing_id=750,755,756,765,774,791,799</text:p>
      <text:p text:style-name="Standard">/product/women-wool-banana-republic-black-wool-skirt/61975543?sizing_id=750,755,756,765,774,791,799</text:p>
      <text:p text:style-name="Standard">/product/women-bebe-gray-casual-skirt/71527536?sizing_id=750,755,756,765,774,791,799</text:p>
      <text:p text:style-name="Standard">/product/women-acrylic-banana-republic-factory-store-gray-sweatshirt/74515777?sizing_id=750,755,756,765,774,791,799</text:p>
      <text:p text:style-name="Standard">/product/women-cotton-old-navy-blue-khakis/75171339?sizing_id=750,755,756,765,774,791,799</text:p>
      <text:p text:style-name="Standard">/product/women-cotton-talbots-orange-34-sleeve-button-down-shirt/74504197?sizing_id=750,755,756,765,774,791,799</text:p>
      <text:p text:style-name="Standard">/product/women-cotton-banana-republic-factory-store-pink-pullover-sweater/74542106?sizing_id=750,755,756,765,774,791,799</text:p>
      <text:p text:style-name="Standard">/product/women-cotton-banana-republic-black-dress-pants/75222768?sizing_id=750,755,756,765,774,791,799</text:p>
      <text:p text:style-name="Standard">/product/women-cotton-jcrew-pink-casual-dress/68941842?sizing_id=750,755,756,765,774,791,799</text:p>
      <text:p text:style-name="Standard">/product/women-ann-taylor-loft-blue-long-sleeve-top/73272260?sizing_id=750,755,756,765,774,791,799</text:p>
      <text:p text:style-name="Standard">/product/women-ramie-ann-taylor-loft-yellow-cardigan/67181838?sizing_id=750,755,756,765,774,791,799</text:p>
      <text:p text:style-name="Standard">/product/women-cotton-ann-taylor-loft-black-jeans/63657942?sizing_id=750,755,756,765,774,791,799</text:p>
      <text:p text:style-name="Standard">/product/women-wool-banana-republic-factory-store-gray-wool-skirt/63664597?sizing_id=750,755,756,765,774,791,799</text:p>
      <text:p text:style-name="Standard">/product/women-cotton-ann-taylor-loft-blue-jeans/63684115?sizing_id=750,755,756,765,774,791,799</text:p>
      <text:p text:style-name="Standard">/product/women-polyester-ann-taylor-loft-grey-dress-pants/63683935?sizing_id=750,755,756,765,774,791,799</text:p>
      <text:p text:style-name="Standard">/product/women-cotton-ann-taylor-loft-grey-dress-pants/63684225?sizing_id=750,755,756,765,774,791,799</text:p>
      <text:p text:style-name="Standard">/product/women-polyester-ann-taylor-loft-brown-dress-pants/63684408?sizing_id=750,755,756,765,774,791,799</text:p>
      <text:p text:style-name="Standard">/product/women-cotton-ann-taylor-loft-black-dress-pants/63684079?sizing_id=750,755,756,765,774,791,799</text:p>
      <text:p text:style-name="Standard">/product/women-polyester-ann-taylor-loft-grey-dress-pants/63658674?sizing_id=750,755,756,765,774,791,799</text:p>
      <text:p text:style-name="Standard">/product/women-cotton-the-limited-black-jeans/68548808?sizing_id=750,755,756,765,774,791,799</text:p>
      <text:p text:style-name="Standard"><text:soft-page-break/>/product/women-polyester-eliza-j-red-casual-dress/64653484?sizing_id=750,755,756,765,774,791,799</text:p>
      <text:p text:style-name="Standard">/product/women-polyester-ann-taylor-green-blazer/71532353?sizing_id=750,755,756,765,774,791,799</text:p>
      <text:p text:style-name="Standard">/product/women-polyester-ann-taylor-loft-outlet-teal-short-sleeve-blouse/71447203?sizing_id=750,755,756,765,774,791,799</text:p>
      <text:p text:style-name="Standard">/product/women-rayon-ann-taylor-loft-red-casual-dress/71132926?sizing_id=750,755,756,765,774,791,799</text:p>
      <text:p text:style-name="Standard">/product/women-polyester-ann-taylor-loft-black-pullover-sweater/75208286?sizing_id=750,755,756,765,774,791,799</text:p>
      <text:p text:style-name="Standard">/product/women-ann-taylor-loft-outlet-gray-casual-dress/74497449?sizing_id=750,755,756,765,774,791,799</text:p>
      <text:p text:style-name="Standard">/product/women-rayon-ann-taylor-loft-blue-casual-dress/74502160?sizing_id=750,755,756,765,774,791,799</text:p>
      <text:p text:style-name="Standard">/product/women-cotton-ann-taylor-loft-black-casual-dress/74495630?sizing_id=750,755,756,765,774,791,799</text:p>
      <text:p text:style-name="Standard">/product/women-cotton-ann-taylor-loft-gray-long-sleeve-blouse/75210798?sizing_id=750,755,756,765,774,791,799</text:p>
      <text:p text:style-name="Standard">/product/women-polyester-7th-avenue-design-studio-new-york-and-company-blue-dress-pants/75213689?sizing_id=750,755,756,765,774,791,799</text:p>
      <text:p text:style-name="Standard">/product/women-polyester-ann-taylor-loft-white-long-sleeve-blouse/75201659?sizing_id=750,755,756,765,774,791,799</text:p>
      <text:p text:style-name="Standard">/product/women-vince-camuto-gray-pullover-sweater/74533818?sizing_id=750,755,756,765,774,791,799</text:p>
      <text:p text:style-name="Standard">/product/women-rayon-ann-taylor-loft-outlet-black-34-sleeve-blouse/74455414?sizing_id=750,755,756,765,774,791,799</text:p>
      <text:p text:style-name="Standard">/product/women-cotton-h-and-m-gray-casual-dress/70738180?sizing_id=750,755,756,765,774,791,799</text:p>
      <text:p text:style-name="Standard">/product/women-polyester-ann-taylor-gray-dress-pants/70720606?sizing_id=750,755,756,765,774,791,799</text:p>
      <text:p text:style-name="Standard">/product/women-polyester-white-house-black-market-green-blazer/61747813?sizing_id=750,755,756,765,774,791,799</text:p>
      <text:p text:style-name="Standard">/product/women-polyester-kasper-asl-teal-blazer/62691452?sizing_id=750,755,756,765,774,791,799</text:p>
      <text:p text:style-name="Standard">/product/women-polyester-ann-taylor-loft-gray-casual-dress/70961275?sizing_id=750,755,756,765,774,791,799</text:p>
      <text:p text:style-name="Standard">/product/women-cotton-ann-taylor-loft-black-dress-pants/64150177?sizing_id=750,755,756,765,774,791,799</text:p>
      <text:p text:style-name="Standard">/product/women-cotton-ann-taylor-loft-blue-long-sleeve-button-down-shirt/62481766?sizing_id=750,755,756,765,774,791,799</text:p>
      <text:p text:style-name="Standard">/product/women-cotton-ann-taylor-loft-orange-jeans/75231293?sizing_id=750,755,756,765,774,791,799</text:p>
      <text:p text:style-name="Standard"/>
      <text:p text:style-name="Standard"/>
      <text:p text:style-name="Standard"/>
      <text:p text:style-name="Standard"/>
      <text:p text:style-name="Standard"/>
      <text:p text:style-name="Standard">&lt;a class="_1di0il_2VkBBwWJz9eDxoJ" href="/product/women-polyester-ann-taylor-loft-maroon-sleeveless-blouse/78507240?sizing_id=750,755,756,765,774,791,799"&gt;View Product: Ann Taylor LOFT Size XS Petite&lt;/a&gt;</text:p>
      <text:p text:style-name="Standard"/>
      <text:p text:style-name="Standard"><text:a xlink:type="simple" xlink:href="https://www.thredup.com/product/women-silk-jcrew-purple-casual-dress/78504710?sizing_id=750,755,756,765,774,791,799" text:style-name="Internet_20_link" text:visited-style-name="Visited_20_Internet_20_Link">https://www.thredup.com/product/women-silk-jcrew-purple-casual-dress/78504710?sizing_id=750,755,756,765,774,791,799</text:a></text:p>
      <text:p text:style-name="Standard"><text:soft-page-break/>&lt;a class="_1di0il_2VkBBwWJz9eDxoJ" href="/product/women-silk-jcrew-purple-casual-dress/78504710?sizing_id=750,755,756,765,774,791,799"&gt;View Product: &lt;!-- --&gt;J.Crew Size 0 Petite&lt;/a&gt;</text:p>
      <text:p text:style-name="Standard"/>
      <text:p text:style-name="Standard">&lt;a class="_1di0il_2VkBBwWJz9eDxoJ" href="/product/women-cotton-ann-taylor-factory-black-sleeveless-blouse/78382036?sizing_id=750,755,756,765,774,791,799"&gt;View Product: &lt;!-- --&gt;Ann Taylor Factory Size XS Petite&lt;/a&gt;</text:p>
      <text:p text:style-name="Standard"/>
      <text:p text:style-name="P2">Account Logged in</text:p>
      <text:p text:style-name="Standard"/>
      <text:p text:style-name="P1">Page 1:</text:p>
      <text:p text:style-name="P1"><text:a xlink:type="simple" xlink:href="https://www.thredup.com/petite?department_tags=petite&amp;sizing_id=750%2C755%2C756%2C765%2C774%2C791%2C799&amp;include_petite=true&amp;sort=marked_down_at_desc&amp;skip_equivalents=true" text:style-name="Internet_20_link" text:visited-style-name="Visited_20_Internet_20_Link">https://www.thredup.com/petite?department_tags=petite&amp;sizing_id=750%2C755%2C756%2C765%2C774%2C791%2C799&amp;include_petite=true&amp;sort=marked_down_at_desc&amp;skip_equivalents=true</text:a></text:p>
      <text:p text:style-name="Standard"/>
      <text:p text:style-name="P1">Page 2:</text:p>
      <text:p text:style-name="Standard"><text:a xlink:type="simple" xlink:href="https://www.thredup.com/petite?department_tags=petite&amp;sizing_id=750%2C755%2C756%2C765%2C774%2C791%2C799&amp;include_petite=true&amp;sort=marked_down_at_desc&amp;skip_equivalents=true&amp;page=2" text:style-name="Internet_20_link" text:visited-style-name="Visited_20_Internet_20_Link">https://www.thredup.com/petite?department_tags=petite&amp;sizing_id=750%2C755%2C756%2C765%2C774%2C791%2C799&amp;include_petite=true&amp;sort=marked_down_at_desc&amp;skip_equivalents=true&amp;page=2</text:a></text:p>
      <text:p text:style-name="Standard"/>
      <text:p text:style-name="P1">Page 3:</text:p>
      <text:p text:style-name="P1"><text:a xlink:type="simple" xlink:href="https://www.thredup.com/petite?department_tags=petite&amp;sizing_id=750%2C755%2C756%2C765%2C774%2C791%2C799&amp;include_petite=true&amp;sort=marked_down_at_desc&amp;skip_equivalents=true&amp;page=3" text:style-name="Internet_20_link" text:visited-style-name="Visited_20_Internet_20_Link">https://www.thredup.com/petite?department_tags=petite&amp;sizing_id=750%2C755%2C756%2C765%2C774%2C791%2C799&amp;include_petite=true&amp;sort=marked_down_at_desc&amp;skip_equivalents=true&amp;page=3</text:a></text:p>
      <text:p text:style-name="P1"/>
      <text:p text:style-name="P1"/>
      <text:p text:style-name="P3">No Log in</text:p>
      <text:p text:style-name="P3"/>
      <text:p text:style-name="P4">Page 1:</text:p>
      <text:p text:style-name="P4"><text:a xlink:type="simple" xlink:href="https://www.thredup.com/petite?department_tags=petite&amp;sizing_id=750%2C755%2C756%2C765%2C774%2C791%2C799&amp;include_petite=true&amp;sort=marked_down_at_desc&amp;skip_equivalents=true&amp;redirectPath=%2Fsaved" text:style-name="Internet_20_link" text:visited-style-name="Visited_20_Internet_20_Link">https://www.thredup.com/petite?department_tags=petite&amp;sizing_id=750%2C755%2C756%2C765%2C774%2C791%2C799&amp;include_petite=true&amp;sort=marked_down_at_desc&amp;skip_equivalents=true&amp;redirectPath=%2Fsaved</text:a></text:p>
      <text:p text:style-name="P4"/>
      <text:p text:style-name="P4">Page 2:</text:p>
      <text:p text:style-name="P4"><text:a xlink:type="simple" xlink:href="https://www.thredup.com/petite?department_tags=petite&amp;sizing_id=750%2C755%2C756%2C765%2C774%2C791%2C799&amp;include_petite=true&amp;sort=marked_down_at_desc&amp;skip_equivalents=true&amp;redirectPath=%2Fsaved&amp;page=2" text:style-name="Internet_20_link" text:visited-style-name="Visited_20_Internet_20_Link">https://www.thredup.com/petite?department_tags=petite&amp;sizing_id=750%2C755%2C756%2C765%2C774%2C791%2C799&amp;include_petite=true&amp;sort=marked_down_at_desc&amp;skip_equivalents=true&amp;redirectPath=%2Fsaved&amp;page=2</text:a></text:p>
      <text:p text:style-name="P4"/>
      <text:p text:style-name="P4">Page 3:</text:p>
      <text:p text:style-name="P4"><text:a xlink:type="simple" xlink:href="https://www.thredup.com/petite?department_tags=petite&amp;sizing_id=750%2C755%2C756%2C765%2C774%2C791%2C799&amp;include_petite=true&amp;sort=marked_down_at_desc&amp;skip_equivalents=true&amp;redirectPath=%2Fsaved&amp;page=3" text:style-name="Internet_20_link" text:visited-style-name="Visited_20_Internet_20_Link">https://www.thredup.com/petite?department_tags=petite&amp;sizing_id=750%2C755%2C756%2C765%2C774%2C791%2C799&amp;include_petite=true&amp;sort=marked_down_at_desc&amp;skip_equivalents=true&amp;redirectPath=%2Fsaved&amp;page=3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2T10:31:15.925480693</meta:creation-date>
    <dc:date>2020-07-22T11:20:38.496445365</dc:date>
    <meta:editing-duration>PT39M11S</meta:editing-duration>
    <meta:editing-cycles>1</meta:editing-cycles>
    <meta:document-statistic meta:table-count="0" meta:image-count="0" meta:object-count="0" meta:page-count="3" meta:paragraph-count="68" meta:word-count="107" meta:character-count="7043" meta:non-whitespace-character-count="7006"/>
    <meta:generator>LibreOffice/6.4.4.2$Linux_X86_64 LibreOffice_project/40$Build-2</meta:generator>
  </office:meta>
</office:document-meta>
</file>